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625in" fo:margin-left="0.5042in" table:align="left"/>
    </style:style>
    <style:style style:name="Tabela1.A" style:family="table-column">
      <style:table-column-properties style:column-width="1.375in"/>
    </style:style>
    <style:style style:name="Tabela1.B" style:family="table-column">
      <style:table-column-properties style:column-width="4.25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d4f3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d4f33" officeooo:paragraph-rsid="0013f1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d4f33" officeooo:paragraph-rsid="000f453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3f165" officeooo:paragraph-rsid="0013f16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225cb0" officeooo:paragraph-rsid="00225c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13f16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d4f33" officeooo:paragraph-rsid="000f453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3f165"/>
    </style:style>
    <style:style style:name="P10" style:family="paragraph" style:parent-style-name="Standard">
      <style:paragraph-properties fo:text-align="justify" style:justify-single-word="false"/>
      <style:text-properties officeooo:paragraph-rsid="00320580"/>
    </style:style>
    <style:style style:name="P11" style:family="paragraph" style:parent-style-name="Standard">
      <style:paragraph-properties fo:text-align="center" style:justify-single-word="false"/>
      <style:text-properties officeooo:paragraph-rsid="000f4530"/>
    </style:style>
    <style:style style:name="P12" style:family="paragraph" style:parent-style-name="Standard">
      <style:paragraph-properties fo:text-align="start" style:justify-single-word="false"/>
      <style:text-properties officeooo:paragraph-rsid="00366078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ef6c1" officeooo:paragraph-rsid="000f4530" style:font-size-asian="14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paragraph-rsid="0012850f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2850f" officeooo:paragraph-rsid="0012850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3a8e9" officeooo:paragraph-rsid="0013a8e9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5e7db" officeooo:paragraph-rsid="0015e7db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25cb0" officeooo:paragraph-rsid="0015e7db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officeooo:rsid="0015e7db" officeooo:paragraph-rsid="0015e7db"/>
    </style:style>
    <style:style style:name="P20" style:family="paragraph" style:parent-style-name="Table_20_Contents">
      <style:paragraph-properties fo:text-align="center" style:justify-single-word="false"/>
      <style:text-properties officeooo:rsid="00225cb0" officeooo:paragraph-rsid="00225cb0"/>
    </style:style>
    <style:style style:name="T1" style:family="text">
      <style:text-properties officeooo:rsid="00132af8"/>
    </style:style>
    <style:style style:name="T2" style:family="text">
      <style:text-properties fo:font-size="12pt" officeooo:rsid="0012850f" style:font-size-asian="10.5pt" style:font-size-complex="12pt"/>
    </style:style>
    <style:style style:name="T3" style:family="text">
      <style:text-properties fo:font-size="12pt" officeooo:rsid="0013a8e9" style:font-size-asian="10.5pt" style:font-size-complex="12pt"/>
    </style:style>
    <style:style style:name="T4" style:family="text">
      <style:text-properties fo:font-size="12pt" fo:font-weight="normal" officeooo:rsid="0013a8e9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5e7d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d61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85f83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453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0c3a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ec89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3f16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900a9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a05e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2058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34798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351dc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36607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c2181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de42d" style:font-size-asian="10.5pt" style:font-weight-asian="normal" style:font-size-complex="12pt" style:font-weight-complex="normal"/>
    </style:style>
    <style:style style:name="T20" style:family="text">
      <style:text-properties fo:font-size="12pt" fo:font-weight="bold" officeooo:rsid="00320580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1ef6c1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366078" style:font-size-asian="10.5pt" style:font-weight-asian="bold" style:font-size-complex="12pt" style:font-weight-complex="bold"/>
    </style:style>
    <style:style style:name="T23" style:family="text">
      <style:text-properties officeooo:rsid="0015e7db"/>
    </style:style>
    <style:style style:name="T24" style:family="text">
      <style:text-properties officeooo:rsid="0016d610"/>
    </style:style>
    <style:style style:name="T25" style:family="text">
      <style:text-properties officeooo:rsid="001aa831"/>
    </style:style>
    <style:style style:name="T26" style:family="text">
      <style:text-properties officeooo:rsid="001ca71f"/>
    </style:style>
    <style:style style:name="T27" style:family="text">
      <style:text-properties fo:font-size="16pt" fo:font-weight="bold" officeooo:rsid="000f4530" style:font-size-asian="14pt" style:font-weight-asian="bold" style:font-size-complex="16pt" style:font-weight-complex="bold"/>
    </style:style>
    <style:style style:name="T28" style:family="text">
      <style:text-properties fo:font-size="16pt" fo:font-weight="bold" officeooo:rsid="001ef6c1" style:font-size-asian="14pt" style:font-weight-asian="bold" style:font-size-complex="16pt" style:font-weight-complex="bold"/>
    </style:style>
    <style:style style:name="T29" style:family="text">
      <style:text-properties fo:font-size="16pt" fo:font-weight="bold" officeooo:rsid="002d2d56" style:font-size-asian="14pt" style:font-weight-asian="bold" style:font-size-complex="16pt" style:font-weight-complex="bold"/>
    </style:style>
    <style:style style:name="T30" style:family="text">
      <style:text-properties officeooo:rsid="00225cb0"/>
    </style:style>
    <style:style style:name="T31" style:family="text">
      <style:text-properties officeooo:rsid="0022b74e"/>
    </style:style>
    <style:style style:name="T32" style:family="text">
      <style:text-properties officeooo:rsid="0024079c"/>
    </style:style>
    <style:style style:name="T33" style:family="text">
      <style:text-properties officeooo:rsid="003074ad"/>
    </style:style>
    <style:style style:name="T34" style:family="text">
      <style:text-properties officeooo:rsid="00347989"/>
    </style:style>
    <style:style style:name="T35" style:family="text">
      <style:text-properties officeooo:rsid="003a206d"/>
    </style:style>
    <style:style style:name="T36" style:family="text">
      <style:text-properties officeooo:rsid="003c21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9">Lost in a </text:span><text:span text:style-name="T27">Magical</text:span><text:span text:style-name="T28"> Garden</text:span></text:p>
      <text:p text:style-name="P13"/>
      <text:p text:style-name="P12"><text:span text:style-name="T21">A</text:span><text:span text:style-name="T22">luno: </text:span><text:span text:style-name="T17">Eperson Cardoso Mayrink Xavier Filho</text:span></text:p>
      <text:p text:style-name="P7">Ideia</text:p>
      <text:p text:style-name="P9"><text:span text:style-name="T8"><text:tab/>A ideia é de um jogo em tiles, a câmera poderá ser rotacionada em torno de todo mapa </text:span><text:span text:style-name="T9">de 90 em 90º,</text:span><text:span text:style-name="T8"> </text:span><text:span text:style-name="T10">s</text:span><text:span text:style-name="T8">erá dividido em turnos e o cenário um jardim mágico. </text:span><text:span text:style-name="T10">A mecânica</text:span><text:span text:style-name="T4"> conta com inimigos, como plantas carnívoras, bruxas, </text:span><text:span text:style-name="T12">bonecos de neve </text:span><text:span text:style-name="T13">etc</text:span><text:span text:style-name="T4">. Cada jogador pode se movimentar uma certa quantidade de vezes por turno</text:span><text:span text:style-name="T11">.</text:span></text:p>
      <text:p text:style-name="P1"/>
      <text:p text:style-name="P8">Público alvo <text:span text:style-name="T26">e persona</text:span></text:p>
      <text:p text:style-name="P2"/>
      <text:p text:style-name="P5"><text:tab/>De forma geral, <text:span text:style-name="T23">o público-alvo do jogo será o de mulheres com idades entre 10-18 anos. Isso porque a mecânica de jogo pode ser complicada para pessoas de menor idade e a </text:span><text:span text:style-name="T31">ambientação gráfica</text:span><text:span text:style-name="T23"> </text:span><text:span text:style-name="T31">tentará </text:span><text:span text:style-name="T23">passar uma ideia mais infantil e delicada.</text:span></text:p>
      <text:p text:style-name="P5"><text:tab/><text:span text:style-name="T33">Para atingir o público mais jovem, a interface do usuário não contará com muitos indicadores numéricos como vida, mana etc.</text:span></text:p>
      <text:p text:style-name="P5"><text:tab/><text:span text:style-name="T23">Além disso, a mecânica não será tão complexa, </text:span><text:span text:style-name="T32">aliás,</text:span><text:span text:style-name="T23"> bem intuitiva, visando atrair </text:span><text:span text:style-name="T24">o público casual de mobile.</text:span></text:p>
      <text:p text:style-name="P2"/>
      <text:p text:style-name="P6">Persona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5">Nome</text:p>
          </table:table-cell>
          <table:table-cell table:style-name="Tabela1.B1" office:value-type="string">
            <text:p text:style-name="P15">Emília</text:p>
          </table:table-cell>
        </table:table-row>
        <table:table-row>
          <table:table-cell table:style-name="Tabela1.A2" office:value-type="string">
            <text:p text:style-name="P15">Idade</text:p>
          </table:table-cell>
          <table:table-cell table:style-name="Tabela1.B2" office:value-type="string">
            <text:p text:style-name="P14"><text:span text:style-name="T2">1</text:span><text:span text:style-name="T3">4</text:span><text:span text:style-name="T2"> anos</text:span></text:p>
          </table:table-cell>
        </table:table-row>
        <table:table-row>
          <table:table-cell table:style-name="Tabela1.A2" office:value-type="string">
            <text:p text:style-name="P15">Sexo</text:p>
          </table:table-cell>
          <table:table-cell table:style-name="Tabela1.B2" office:value-type="string">
            <text:p text:style-name="P15">Feminino</text:p>
          </table:table-cell>
        </table:table-row>
        <table:table-row>
          <table:table-cell table:style-name="Tabela1.A2" office:value-type="string">
            <text:p text:style-name="P17">Ocupação</text:p>
          </table:table-cell>
          <table:table-cell table:style-name="Tabela1.B2" office:value-type="string">
            <text:p text:style-name="P15">Estudante – <text:span text:style-name="T25">9º ano</text:span></text:p>
          </table:table-cell>
        </table:table-row>
        <table:table-row>
          <table:table-cell table:style-name="Tabela1.A2" office:value-type="string">
            <text:p text:style-name="P16">Entretenimento</text:p>
          </table:table-cell>
          <table:table-cell table:style-name="Tabela1.B2" office:value-type="string">
            <text:p text:style-name="P16">Assistir a séries e jogar jogos gratuitos da Play Store.</text:p>
          </table:table-cell>
        </table:table-row>
        <table:table-row>
          <table:table-cell table:style-name="Tabela1.A2" office:value-type="string">
            <text:p text:style-name="P17">Experiência com jogos</text:p>
          </table:table-cell>
          <table:table-cell table:style-name="Tabela1.B2" office:value-type="string">
            <text:p text:style-name="P19">Média-baix<text:span text:style-name="T30">a</text:span></text:p>
          </table:table-cell>
        </table:table-row>
        <table:table-row>
          <table:table-cell table:style-name="Tabela1.A2" office:value-type="string">
            <text:p text:style-name="P18">Como encontrou o jogo</text:p>
          </table:table-cell>
          <table:table-cell table:style-name="Tabela1.B2" office:value-type="string">
            <text:p text:style-name="P20">Assistiu a um anúncio no Instagram e decidiu baixá-lo.</text:p>
          </table:table-cell>
        </table:table-row>
      </table:table>
      <text:p text:style-name="P4"/>
      <text:p text:style-name="P1"/>
      <text:p text:style-name="P7">Plataforma</text:p>
      <text:p text:style-name="P3"><text:span text:style-name="T1"><text:tab/>Mobile, mais especificamente </text:span>Android. <text:span text:style-name="T24">A plataforma foi escolhida por sua maior facilidade de publicação de jogos </text:span><text:span text:style-name="T35">e porque celulares, atualmente, são bem mais populares que computadores</text:span><text:span text:style-name="T24">. </text:span><text:span text:style-name="T34">Além disso, poderá ser lançada uma versão para PC também, com controles compatíveis com joysticks.</text:span></text:p>
      <text:p text:style-name="P1"/>
      <text:p text:style-name="P7">Destaques</text:p>
      <text:p text:style-name="P10"><text:span text:style-name="T4"><text:tab/></text:span><text:span text:style-name="T20">Tecnologia:</text:span><text:span text:style-name="T14"> Será utilizado mobile, como supracitado. Com todos os botões da interface sendo mostrados na tela podendo ser acionados pelo touch do celular. </text:span><text:span text:style-name="T15">Além da possibilidade de controle a partir de joysticks.</text:span></text:p>
      <text:p text:style-name="P10"><text:span text:style-name="T14"><text:tab/></text:span><text:span text:style-name="T20">Mecânica:</text:span><text:span text:style-name="T14"> Baseado em turnos, um jogo com jogabilidade parecida são os da franquia Worms. Há ideias também para um modo multijogador local.</text:span></text:p>
      <text:p text:style-name="P10"><text:span text:style-name="T4"><text:tab/></text:span><text:span text:style-name="T20">História:</text:span><text:span text:style-name="T14"> Duas meninas mágicas entram num </text:span><text:span text:style-name="T18">jardim</text:span><text:span text:style-name="T14"> cheio de monstros e criaturas mágicas. O papel do jogador é encontrar a saída derrotando os inimigos. </text:span><text:span text:style-name="T6">O jogo contará com gatilhos de eventos, que far</text:span><text:span text:style-name="T7">ão</text:span><text:span text:style-name="T6"> uma espécie de storytelling para o usuário.</text:span></text:p>
      <text:p text:style-name="P10"><text:span text:style-name="T14"><text:tab/></text:span><text:span text:style-name="T20">Estética:</text:span><text:span text:style-name="T14"> Feminina, t</text:span><text:span text:style-name="T5">entarei fazer o jogo de forma a apresentar fases temáticas </text:span><text:span text:style-name="T6">e inimigos únicos a cada rodada.</text:span><text:span text:style-name="T15"> </text:span><text:span text:style-name="T16">Os personagens serão baseados em figuras colecionáveis como Funko Pop e Nendoroid, </text:span><text:span text:style-name="T19">dotados de</text:span><text:span text:style-name="T16"> cabeças maiores que o próprio corpo para dar uma ideia de fofu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00:24:06.879000000</meta:creation-date>
    <dc:date>2020-04-20T20:39:59.553000000</dc:date>
    <meta:editing-duration>PT3H43M42S</meta:editing-duration>
    <meta:editing-cycles>38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30" meta:word-count="374" meta:character-count="2299" meta:non-whitespace-character-count="1945"/>
  </office:meta>
</office:document-meta>
</file>